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-color="#dddddd" draw:textarea-horizontal-align="justify" draw:textarea-vertical-align="top" draw:auto-grow-height="false" fo:min-height="5.846cm" fo:min-width="10.168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0.516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ed1c24" draw:textarea-vertical-align="middle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1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</style:style>
    <style:style style:name="gr10" style:family="graphic" style:parent-style-name="standard">
      <style:graphic-properties svg:stroke-color="#000000" draw:fill-color="#000000" draw:textarea-vertical-align="middle"/>
    </style:style>
    <style:style style:name="gr11" style:family="graphic" style:parent-style-name="standard">
      <style:graphic-properties svg:stroke-color="#00a65d" draw:fill-color="#ed1c24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13" style:family="graphic" style:parent-style-name="standard">
      <style:graphic-properties svg:stroke-color="#000000" draw:fill-color="#ed1c24" draw:textarea-vertical-align="middle"/>
    </style:style>
    <style:style style:name="gr14" style:family="graphic" style:parent-style-name="standard">
      <style:graphic-properties svg:stroke-color="#ed1c24" draw:fill-color="#ed1c24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4.40000009536743pt" style:font-size-asian="4.40000009536743pt" style:font-size-complex="4.40000009536743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.668cm" svg:height="6.096cm" svg:x="2.54cm" svg:y="1.27cm">
          <text:p text:style-name="P1"><text:span text:style-name="T1">Helmet &amp; Bio-Ma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6.096cm" svg:x="14.986cm" svg:y="1.27cm">
          <text:p text:style-name="P1"><text:span text:style-name="T1">Plasma Gu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6.096cm" svg:x="2.54cm" svg:y="8.382cm">
          <text:p text:style-name="P1"><text:span text:style-name="T1">Backp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6.096cm" svg:x="14.986cm" svg:y="8.382cm">
          <text:p text:style-name="P1"><text:span text:style-name="T1">Left hand Gauntl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794cm" svg:height="1.016cm" svg:x="9.906cm" svg:y="2.032cm">
          <text:p text:style-name="P3"><text:span text:style-name="T2">LED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794cm" svg:height="1.016cm" svg:x="6.604cm" svg:y="2.032cm">
          <text:p text:style-name="P3"><text:span text:style-name="T2">Laser sigh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2.794cm" svg:height="1.016cm" svg:x="9.906cm" svg:y="5.688cm">
          <text:p text:style-name="P3"><text:span text:style-name="T2">Speak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2.794cm" svg:height="1.016cm" svg:x="9.906cm" svg:y="3.889cm">
          <text:p text:style-name="P3"><text:span text:style-name="T2">Amplifi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2.794cm" svg:height="1.016cm" svg:x="3.302cm" svg:y="3.889cm">
          <text:p text:style-name="P3"><text:span text:style-name="T2">MP3 p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794cm" svg:height="1.016cm" svg:x="6.604cm" svg:y="5.688cm">
          <text:p text:style-name="P3"><text:span text:style-name="T2">Micro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2.794cm" svg:height="1.016cm" svg:x="3.302cm" svg:y="5.688cm">
          <text:p text:style-name="P3"><text:span text:style-name="T2">Accelerometer / </text:span></text:p>
          <text:p text:style-name="P3"><text:span text:style-name="T2">Gyroscop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2.794cm" svg:height="1.016cm" svg:x="6.858cm" svg:y="12.7cm">
          <text:p text:style-name="P3"><text:span text:style-name="T2">Micro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2.794cm" svg:height="1.016cm" svg:x="3.302cm" svg:y="9.144cm">
          <text:p text:style-name="P3"><text:span text:style-name="T2">Speak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2.794cm" svg:height="1.016cm" svg:x="3.302cm" svg:y="10.922cm">
          <text:p text:style-name="P3"><text:span text:style-name="T2">Amplifi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2.794cm" svg:height="1.016cm" svg:x="3.302cm" svg:y="12.7cm">
          <text:p text:style-name="P3"><text:span text:style-name="T2">MP3 p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2.794cm" svg:height="1.016cm" svg:x="10.922cm" svg:y="12.7cm">
          <text:p text:style-name="P3"><text:span text:style-name="T2">Bluetooth HC-06</text:span></text:p>
          <text:p text:style-name="P3"><text:span text:style-name="T2">Rx 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1.016cm" svg:height="1.524cm" svg:x="7.52cm" svg:y="7.112cm">
          <text:p text:style-name="P3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4" draw:id="id24" draw:layer="layout" svg:width="2.794cm" svg:height="1.016cm" svg:x="14.478cm" svg:y="12.7cm">
          <text:p text:style-name="P3"><text:span text:style-name="T2">Bluetooth HC-05</text:span></text:p>
          <text:p text:style-name="P3"><text:span text:style-name="T2">Tx 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1.524cm" svg:height="1.524cm" svg:x="12.7cm" svg:y="7.62cm">
          <text:p text:style-name="P3"><text:span text:style-name="T2">RJ4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" draw:id="id15" draw:layer="layout" svg:width="1.524cm" svg:height="1.524cm" svg:x="13.97cm" svg:y="6.604cm">
          <text:p text:style-name="P3"><text:span text:style-name="T2">RJ4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001cm" svg:y1="3.048cm" svg:x2="8.001cm" svg:y2="5.688cm" draw:start-shape="id1" draw:start-glue-point="2" draw:end-shape="id2" draw:end-glue-point="0" svg:d="M8001 3048v2640" svg:viewBox="0 0 1 2641">
          <text:p/>
        </draw:connector>
        <draw:connector draw:style-name="gr5" draw:text-style-name="P3" draw:layer="layout" draw:line-skew="-0.812cm" svg:x1="11.303cm" svg:y1="3.048cm" svg:x2="8.001cm" svg:y2="5.688cm" draw:start-shape="id3" draw:start-glue-point="2" draw:end-shape="id2" draw:end-glue-point="0" svg:d="M11303 3048v508h-3302v2132" svg:viewBox="0 0 3303 2641">
          <text:p/>
        </draw:connector>
        <draw:connector draw:style-name="gr5" draw:text-style-name="P3" draw:layer="layout" draw:line-skew="-3.549cm -1.109cm 0.247cm" svg:x1="6.096cm" svg:y1="4.397cm" svg:x2="6.604cm" svg:y2="6.196cm" draw:start-shape="id4" draw:start-glue-point="1" draw:end-shape="id2" draw:end-glue-point="3" svg:d="M6096 4397h254v1699 100h254" svg:viewBox="0 0 509 1800">
          <text:p/>
        </draw:connector>
        <draw:connector draw:style-name="gr5" draw:text-style-name="P3" draw:layer="layout" svg:x1="6.096cm" svg:y1="4.397cm" svg:x2="9.906cm" svg:y2="4.397cm" draw:start-shape="id4" draw:start-glue-point="1" draw:end-shape="id5" draw:end-glue-point="3" svg:d="M6096 4397h3810" svg:viewBox="0 0 3811 1">
          <text:p/>
        </draw:connector>
        <draw:connector draw:style-name="gr6" draw:text-style-name="P3" draw:layer="layout" svg:x1="11.303cm" svg:y1="4.905cm" svg:x2="11.303cm" svg:y2="5.688cm" draw:start-shape="id5" draw:start-glue-point="2" draw:end-shape="id6" draw:end-glue-point="0" svg:d="M11303 4905v783" svg:viewBox="0 0 1 784">
          <text:p/>
        </draw:connector>
        <draw:connector draw:style-name="gr7" draw:text-style-name="P3" draw:layer="layout" svg:x1="8.001cm" svg:y1="6.704cm" svg:x2="8.028cm" svg:y2="7.112cm" draw:start-shape="id2" draw:start-glue-point="2" draw:end-shape="id7" draw:end-glue-point="0" svg:d="M8001 6704v204h27v204" svg:viewBox="0 0 28 409">
          <text:p/>
        </draw:connector>
        <draw:connector draw:style-name="gr7" draw:text-style-name="P3" draw:layer="layout" svg:x1="4.699cm" svg:y1="6.704cm" svg:x2="7.52cm" svg:y2="7.874cm" draw:start-shape="id8" draw:start-glue-point="2" draw:end-shape="id7" draw:end-glue-point="3" svg:d="M4699 6704v1170h2821" svg:viewBox="0 0 2822 1171">
          <text:p/>
        </draw:connector>
        <draw:frame draw:style-name="gr8" draw:text-style-name="P5" draw:layer="layout" svg:width="0.762cm" svg:height="0.425cm" svg:x="8.028cm" svg:y="6.704cm">
          <draw:text-box>
            <text:p><text:span text:style-name="T3">I2C</text:span></text:p>
          </draw:text-box>
        </draw:frame>
        <draw:frame draw:style-name="gr8" draw:text-style-name="P5" draw:layer="layout" svg:width="0.762cm" svg:height="0.425cm" svg:x="5.588cm" svg:y="7.449cm">
          <draw:text-box>
            <text:p><text:span text:style-name="T3">I2C</text:span></text:p>
          </draw:text-box>
        </draw:frame>
        <draw:frame draw:style-name="gr8" draw:text-style-name="P5" draw:layer="layout" svg:width="1.524cm" svg:height="0.425cm" svg:x="6.196cm" svg:y="4.909cm">
          <draw:text-box>
            <text:p><text:span text:style-name="T3">Serial (9600)</text:span></text:p>
          </draw:text-box>
        </draw:frame>
        <draw:frame draw:style-name="gr8" draw:text-style-name="P5" draw:layer="layout" svg:width="1.524cm" svg:height="0.425cm" svg:x="8.128cm" svg:y="4.064cm">
          <draw:text-box>
            <text:p><text:span text:style-name="T3">Analog</text:span></text:p>
          </draw:text-box>
        </draw:frame>
        <draw:frame draw:style-name="gr8" draw:text-style-name="P5" draw:layer="layout" svg:width="1.524cm" svg:height="0.425cm" svg:x="11.176cm" svg:y="5.08cm">
          <draw:text-box>
            <text:p><text:span text:style-name="T3">Analog</text:span></text:p>
          </draw:text-box>
        </draw:frame>
        <draw:frame draw:style-name="gr8" draw:text-style-name="P5" draw:layer="layout" svg:width="1.524cm" svg:height="0.425cm" svg:x="11.176cm" svg:y="3.131cm">
          <draw:text-box>
            <text:p><text:span text:style-name="T3">Analog</text:span></text:p>
          </draw:text-box>
        </draw:frame>
        <draw:frame draw:style-name="gr8" draw:text-style-name="P5" draw:layer="layout" svg:width="1.524cm" svg:height="0.425cm" svg:x="7.112cm" svg:y="3.131cm">
          <draw:text-box>
            <text:p><text:span text:style-name="T3">Analog</text:span></text:p>
          </draw:text-box>
        </draw:frame>
        <draw:connector draw:style-name="gr7" draw:text-style-name="P3" draw:layer="layout" svg:x1="8.028cm" svg:y1="8.636cm" svg:x2="8.255cm" svg:y2="12.7cm" draw:start-shape="id7" draw:start-glue-point="2" draw:end-shape="id9" draw:end-glue-point="0" svg:d="M8028 8636v2032h227v2032" svg:viewBox="0 0 228 4065">
          <text:p/>
        </draw:connector>
        <draw:frame draw:style-name="gr8" draw:text-style-name="P5" draw:layer="layout" svg:width="1.37cm" svg:height="0.425cm" svg:x="8.028cm" svg:y="9.481cm">
          <draw:text-box>
            <text:p><text:span text:style-name="T3">I2C, power</text:span></text:p>
          </draw:text-box>
        </draw:frame>
        <draw:connector draw:style-name="gr7" draw:text-style-name="P3" draw:layer="layout" svg:x1="9.652cm" svg:y1="13.208cm" svg:x2="10.922cm" svg:y2="13.208cm" draw:start-shape="id9" draw:start-glue-point="1" draw:end-shape="id10" draw:end-glue-point="3" svg:d="M9652 13208h1270" svg:viewBox="0 0 1271 1">
          <text:p/>
        </draw:connector>
        <draw:frame draw:style-name="gr9" draw:text-style-name="P5" draw:layer="layout" svg:width="1.524cm" svg:height="0.599cm" svg:x="9.652cm" svg:y="13.208cm">
          <draw:text-box>
            <text:p><text:span text:style-name="T3">Serial5</text:span></text:p>
            <text:p><text:span text:style-name="T3">(9600)</text:span></text:p>
          </draw:text-box>
        </draw:frame>
        <draw:frame draw:style-name="gr9" draw:text-style-name="P5" draw:layer="layout" svg:width="1.524cm" svg:height="0.599cm" svg:x="5.942cm" svg:y="13.2cm">
          <draw:text-box>
            <text:p><text:span text:style-name="T3">Serial1 </text:span></text:p>
            <text:p><text:span text:style-name="T3">(9600)</text:span></text:p>
          </draw:text-box>
        </draw:frame>
        <draw:connector draw:style-name="gr7" draw:text-style-name="P3" draw:layer="layout" svg:x1="6.096cm" svg:y1="13.208cm" svg:x2="6.858cm" svg:y2="13.208cm" draw:start-shape="id11" draw:start-glue-point="1" draw:end-shape="id9" draw:end-glue-point="3" svg:d="M6096 13208h762" svg:viewBox="0 0 763 1">
          <text:p/>
        </draw:connector>
        <draw:connector draw:style-name="gr6" draw:text-style-name="P3" draw:layer="layout" svg:x1="4.699cm" svg:y1="10.16cm" svg:x2="4.699cm" svg:y2="10.922cm" draw:start-shape="id12" draw:start-glue-point="2" draw:end-shape="id13" draw:end-glue-point="0" svg:d="M4699 10160v762" svg:viewBox="0 0 1 763">
          <text:p/>
        </draw:connector>
        <draw:frame draw:style-name="gr8" draw:text-style-name="P5" draw:layer="layout" svg:width="1.524cm" svg:height="0.425cm" svg:x="4.572cm" svg:y="12.121cm">
          <draw:text-box>
            <text:p><text:span text:style-name="T3">Analog</text:span></text:p>
          </draw:text-box>
        </draw:frame>
        <draw:connector draw:style-name="gr10" draw:text-style-name="P6" draw:layer="layout" svg:x1="4.699cm" svg:y1="11.938cm" svg:x2="4.699cm" svg:y2="12.7cm" draw:start-shape="id13" draw:start-glue-point="2" draw:end-shape="id11" draw:end-glue-point="0" svg:d="M4699 11938v762" svg:viewBox="0 0 1 763">
          <text:p/>
        </draw:connector>
        <draw:frame draw:style-name="gr8" draw:text-style-name="P5" draw:layer="layout" svg:width="1.524cm" svg:height="0.425cm" svg:x="4.572cm" svg:y="10.343cm">
          <draw:text-box>
            <text:p><text:span text:style-name="T3">Analog</text:span></text:p>
          </draw:text-box>
        </draw:frame>
        <draw:connector draw:style-name="gr11" draw:text-style-name="P7" draw:layer="layout" svg:x1="8.255cm" svg:y1="12.7cm" svg:x2="13.462cm" svg:y2="9.144cm" draw:start-shape="id9" draw:start-glue-point="0" draw:end-shape="id14" draw:end-glue-point="2" svg:d="M8255 12700v-1778h5207v-1778" svg:viewBox="0 0 5208 3557">
          <text:p/>
        </draw:connector>
        <draw:frame draw:style-name="gr12" draw:text-style-name="P5" draw:layer="layout" svg:width="1.524cm" svg:height="0.773cm" svg:x="10.514cm" svg:y="10.922cm">
          <draw:text-box>
            <text:p><text:span text:style-name="T3">I2C, power</text:span></text:p>
            <text:p><text:span text:style-name="T3">(via RJ45)</text:span></text:p>
            <text:p><text:span text:style-name="T3"/></text:p>
          </draw:text-box>
        </draw:frame>
        <draw:custom-shape draw:style-name="gr2" draw:text-style-name="P4" xml:id="id25" draw:id="id25" draw:layer="layout" svg:width="2.794cm" svg:height="1.016cm" svg:x="18.542cm" svg:y="12.7cm">
          <text:p text:style-name="P3"><text:span text:style-name="T2">Micro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6" draw:id="id26" draw:layer="layout" svg:width="2.794cm" svg:height="1.016cm" svg:x="18.542cm" svg:y="10.16cm">
          <text:p text:style-name="P3"><text:span text:style-name="T2">Wii Nunchu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6" draw:id="id16" draw:layer="layout" svg:width="2.794cm" svg:height="1.016cm" svg:x="18.85cm" svg:y="5.842cm">
          <text:p text:style-name="P3"><text:span text:style-name="T2">PWM Dr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2.794cm" svg:height="1.016cm" svg:x="22.352cm" svg:y="5.842cm">
          <text:p text:style-name="P3"><text:span text:style-name="T2">PAN Serv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2.794cm" svg:height="1.016cm" svg:x="22.352cm" svg:y="4.064cm">
          <text:p text:style-name="P3"><text:span text:style-name="T2">YAW Serv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9" draw:id="id19" draw:layer="layout" svg:width="2.794cm" svg:height="1.016cm" svg:x="18.85cm" svg:y="4.064cm">
          <text:p text:style-name="P3"><text:span text:style-name="T2">Accelerometer / </text:span></text:p>
          <text:p text:style-name="P3"><text:span text:style-name="T2">Gyroscop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0" draw:id="id20" draw:layer="layout" svg:width="2.794cm" svg:height="1.016cm" svg:x="15.494cm" svg:y="4.064cm">
          <text:p text:style-name="P3"><text:span text:style-name="T2">L283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1" draw:id="id21" draw:layer="layout" svg:width="2.794cm" svg:height="1.016cm" svg:x="15.494cm" svg:y="2.14cm">
          <text:p text:style-name="P3"><text:span text:style-name="T2">White LED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3" draw:id="id23" draw:layer="layout" svg:width="2.794cm" svg:height="1.016cm" svg:x="18.796cm" svg:y="2.14cm">
          <text:p text:style-name="P3"><text:span text:style-name="T2">3 Color LE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2.794cm" svg:height="1.016cm" svg:x="22.352cm" svg:y="2.14cm">
          <text:p text:style-name="P3"><text:span text:style-name="T2">Laser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line-skew="0cm -1.17cm -0.247cm" svg:x1="14.732cm" svg:y1="6.604cm" svg:x2="20.247cm" svg:y2="6.858cm" draw:start-shape="id15" draw:start-glue-point="0" draw:end-shape="id16" draw:end-glue-point="2" svg:d="M14732 6604v-501h1270v1009h4245v-254" svg:viewBox="0 0 5516 1010">
          <text:p/>
        </draw:connector>
        <draw:frame draw:style-name="gr8" draw:text-style-name="P5" draw:layer="layout" svg:width="1.37cm" svg:height="0.425cm" svg:x="17.572cm" svg:y="6.704cm">
          <draw:text-box>
            <text:p><text:span text:style-name="T3">I2C, power</text:span></text:p>
          </draw:text-box>
        </draw:frame>
        <draw:connector draw:style-name="gr14" draw:text-style-name="P7" draw:layer="layout" svg:x1="21.644cm" svg:y1="6.35cm" svg:x2="22.352cm" svg:y2="6.35cm" draw:start-shape="id16" draw:start-glue-point="1" draw:end-shape="id17" draw:end-glue-point="3" svg:d="M21644 6350h708" svg:viewBox="0 0 709 1">
          <text:p/>
        </draw:connector>
        <draw:connector draw:style-name="gr14" draw:text-style-name="P7" draw:layer="layout" draw:line-skew="-3.549cm 1.517cm 0.247cm" svg:x1="21.644cm" svg:y1="6.35cm" svg:x2="22.352cm" svg:y2="4.572cm" draw:start-shape="id16" draw:start-glue-point="1" draw:end-shape="id18" draw:end-glue-point="3" svg:d="M21644 6350h454v-1270-508h254" svg:viewBox="0 0 709 1779">
          <text:p/>
        </draw:connector>
        <draw:connector draw:style-name="gr14" draw:text-style-name="P7" draw:layer="layout" draw:line-skew="-0.508cm" svg:x1="20.247cm" svg:y1="5.08cm" svg:x2="14.732cm" svg:y2="6.604cm" draw:start-shape="id19" draw:start-glue-point="2" draw:end-shape="id15" draw:end-glue-point="0" svg:d="M20247 5080v254h-5515v1270" svg:viewBox="0 0 5516 1525">
          <text:p/>
        </draw:connector>
        <draw:connector draw:style-name="gr14" draw:text-style-name="P7" draw:layer="layout" svg:x1="16.891cm" svg:y1="4.064cm" svg:x2="16.891cm" svg:y2="3.156cm" draw:start-shape="id20" draw:start-glue-point="0" draw:end-shape="id21" draw:end-glue-point="2" svg:d="M16891 4064v-908" svg:viewBox="0 0 1 909">
          <text:p/>
        </draw:connector>
        <draw:connector draw:style-name="gr14" draw:text-style-name="P7" draw:layer="layout" draw:line-skew="0cm 0cm -0.101cm" svg:x1="16.891cm" svg:y1="4.064cm" svg:x2="23.749cm" svg:y2="3.156cm" draw:start-shape="id20" draw:start-glue-point="0" draw:end-shape="id22" draw:end-glue-point="2" svg:d="M16891 4064v-501h3429v-7h3429v-400" svg:viewBox="0 0 6859 909">
          <text:p/>
        </draw:connector>
        <draw:connector draw:style-name="gr11" draw:text-style-name="P7" draw:layer="layout" draw:line-skew="1.089cm -0.247cm" svg:x1="20.247cm" svg:y1="5.842cm" svg:x2="21.59cm" svg:y2="2.648cm" draw:start-shape="id16" draw:start-glue-point="0" draw:end-shape="id23" draw:end-glue-point="1" svg:d="M20247 5842v-254h1597v-2940h-254" svg:viewBox="0 0 1598 3195">
          <text:p/>
        </draw:connector>
        <draw:connector draw:style-name="gr11" draw:text-style-name="P7" draw:layer="layout" svg:x1="18.85cm" svg:y1="6.35cm" svg:x2="16.891cm" svg:y2="5.08cm" draw:start-shape="id16" draw:start-glue-point="3" draw:end-shape="id20" draw:end-glue-point="2" svg:d="M18850 6350h-1959v-1270" svg:viewBox="0 0 1960 1271">
          <text:p/>
        </draw:connector>
        <draw:frame draw:style-name="gr8" draw:text-style-name="P5" draw:layer="layout" svg:width="1.524cm" svg:height="0.425cm" svg:x="16.102cm" svg:y="3.156cm">
          <draw:text-box>
            <text:p><text:span text:style-name="T3">Analog</text:span></text:p>
          </draw:text-box>
        </draw:frame>
        <draw:frame draw:style-name="gr8" draw:text-style-name="P5" draw:layer="layout" svg:width="1.524cm" svg:height="0.425cm" svg:x="23.622cm" svg:y="3.131cm">
          <draw:text-box>
            <text:p><text:span text:style-name="T3">Analog</text:span></text:p>
          </draw:text-box>
        </draw:frame>
        <draw:frame draw:style-name="gr8" draw:text-style-name="P5" draw:layer="layout" svg:width="1.37cm" svg:height="0.425cm" svg:x="18.726cm" svg:y="5.234cm">
          <draw:text-box>
            <text:p><text:span text:style-name="T3">I2C, power</text:span></text:p>
          </draw:text-box>
        </draw:frame>
        <draw:frame draw:style-name="gr8" draw:text-style-name="P5" draw:layer="layout" svg:width="1.524cm" svg:height="0.425cm" svg:x="20.62cm" svg:y="5.234cm">
          <draw:text-box>
            <text:p><text:span text:style-name="T3">Analog</text:span></text:p>
          </draw:text-box>
        </draw:frame>
        <draw:frame draw:style-name="gr8" draw:text-style-name="P5" draw:layer="layout" svg:width="1.524cm" svg:height="0.425cm" svg:x="17.418cm" svg:y="5.996cm">
          <draw:text-box>
            <text:p><text:span text:style-name="T3">Analog</text:span></text:p>
          </draw:text-box>
        </draw:frame>
        <draw:frame draw:style-name="gr8" draw:text-style-name="P5" draw:layer="layout" svg:width="1.524cm" svg:height="0.425cm" svg:x="21.998cm" svg:y="5.234cm">
          <draw:text-box>
            <text:p><text:span text:style-name="T3">Analog</text:span></text:p>
          </draw:text-box>
        </draw:frame>
        <draw:frame draw:style-name="gr9" draw:text-style-name="P5" draw:layer="layout" svg:width="1.524cm" svg:height="0.599cm" svg:x="17.272cm" svg:y="13.208cm">
          <draw:text-box>
            <text:p><text:span text:style-name="T3">USB Serial</text:span></text:p>
            <text:p><text:span text:style-name="T3">(9600)</text:span></text:p>
          </draw:text-box>
        </draw:frame>
        <draw:connector draw:style-name="gr13" draw:text-style-name="P7" draw:layer="layout" svg:x1="17.272cm" svg:y1="13.208cm" svg:x2="18.542cm" svg:y2="13.208cm" draw:start-shape="id24" draw:end-shape="id25" svg:d="M17272 13208h1270" svg:viewBox="0 0 1271 1">
          <text:p/>
        </draw:connector>
        <draw:connector draw:style-name="gr13" draw:text-style-name="P7" draw:layer="layout" svg:x1="19.939cm" svg:y1="11.176cm" svg:x2="19.939cm" svg:y2="12.7cm" draw:start-shape="id26" draw:start-glue-point="2" draw:end-shape="id25" draw:end-glue-point="0" svg:d="M19939 11176v1524" svg:viewBox="0 0 1 1525">
          <text:p/>
        </draw:connector>
        <draw:frame draw:style-name="gr12" draw:text-style-name="P5" draw:layer="layout" svg:width="1.524cm" svg:height="0.773cm" svg:x="19.812cm" svg:y="11.673cm">
          <draw:text-box>
            <text:p><text:span text:style-name="T3">I2C, power</text:span></text:p>
            <text:p><text:span text:style-name="T3">(via Nunchuk)</text:span></text:p>
            <text:p><text:span text:style-name="T3"/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10:58:16.043441868</meta:creation-date>
    <dc:date>2018-11-06T20:36:04.654000000</dc:date>
    <meta:editing-duration>PT46M27S</meta:editing-duration>
    <meta:editing-cycles>3</meta:editing-cycles>
    <meta:generator>LibreOffice/6.0.5.2$Windows_X86_64 LibreOffice_project/54c8cbb85f300ac59db32fe8a675ff7683cd5a16</meta:generator>
    <dc:creator>Anatoli Arkhipenko</dc:creator>
    <meta:document-statistic meta:object-count="98"/>
  </office:meta>
</office:document-meta>
</file>